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25188" officeooo:paragraph-rsid="00025188" style:font-weight-asian="bold" style:font-weight-complex="bold"/>
    </style:style>
    <style:style style:name="P2" style:family="paragraph" style:parent-style-name="Standard">
      <style:text-properties style:font-name="Arial" officeooo:rsid="00004a42" officeooo:paragraph-rsid="00004a42"/>
    </style:style>
    <style:style style:name="P3" style:family="paragraph" style:parent-style-name="Standard" style:list-style-name="L1">
      <style:text-properties style:font-name="Arial" fo:font-weight="bold" officeooo:rsid="00025188" officeooo:paragraph-rsid="00025188" style:font-weight-asian="bold" style:font-weight-complex="bold"/>
    </style:style>
    <style:style style:name="P4" style:family="paragraph" style:parent-style-name="Standard">
      <style:text-properties style:font-name="Arial" fo:font-weight="normal" officeooo:rsid="00025188" officeooo:paragraph-rsid="00025188" style:font-weight-asian="normal" style:font-weight-complex="normal"/>
    </style:style>
    <style:style style:name="P5" style:family="paragraph" style:parent-style-name="Standard">
      <style:text-properties officeooo:paragraph-rsid="00004a42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705d" style:font-weight-asian="normal" style:font-weight-complex="normal"/>
    </style:style>
    <style:style style:name="T3" style:family="text">
      <style:text-properties fo:font-weight="normal" officeooo:rsid="00059e81" style:font-weight-asian="normal" style:font-weight-complex="normal"/>
    </style:style>
    <style:style style:name="T4" style:family="text">
      <style:text-properties officeooo:rsid="00059e81"/>
    </style:style>
    <style:style style:name="T5" style:family="text">
      <style:text-properties style:font-name="Arial" fo:font-weight="bold" officeooo:rsid="00004a42" style:font-weight-asian="bold" style:font-weight-complex="bold"/>
    </style:style>
    <style:style style:name="T6" style:family="text">
      <style:text-properties style:font-name="Arial" fo:font-weight="bold" officeooo:rsid="00059e81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start="Circle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773cm" fo:min-width="3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draw:marker-start="Arrow" draw:textarea-horizontal-align="justify" draw:textarea-vertical-align="middle" draw:auto-grow-height="false" fo:min-height="1.773cm" fo:min-width="3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ATIVIDADE </text:span><text:span text:style-name="T6">REMOTA</text:span><text:span text:style-name="T5"> 1 – PIDM</text:span></text:p>
      <text:p text:style-name="P2"/>
      <text:p text:style-name="P2"><text:s/></text:p>
      <text:p text:style-name="P2"><draw:custom-shape text:anchor-type="paragraph" draw:z-index="0" draw:name="Forma1" draw:style-name="gr3" draw:text-style-name="P7" svg:width="3.89cm" svg:height="1.773cm" svg:x="6.675cm" svg:y="2.521cm"><text:p text:style-name="P6"><text:span text:style-name="T7">App.js</text:span></text:p><draw:enhanced-geometry svg:viewBox="0 0 21600 21600" draw:type="rectangle" draw:enhanced-path="M 0 0 L 21600 0 21600 21600 0 21600 0 0 Z N"/></draw:custom-shape><draw:custom-shape text:anchor-type="paragraph" draw:z-index="1" draw:name="Forma1" draw:style-name="gr2" draw:text-style-name="P7" svg:width="3.89cm" svg:height="1.773cm" svg:x="0.96cm" svg:y="6.436cm"><text:p text:style-name="P6"><text:span text:style-name="T7">Cabecalho.js</text:span></text:p><draw:enhanced-geometry svg:viewBox="0 0 21600 21600" draw:type="rectangle" draw:enhanced-path="M 0 0 L 21600 0 21600 21600 0 21600 0 0 Z N"/></draw:custom-shape><draw:custom-shape text:anchor-type="paragraph" draw:z-index="2" draw:name="Forma1" draw:style-name="gr2" draw:text-style-name="P7" svg:width="3.89cm" svg:height="1.773cm" svg:x="6.78cm" svg:y="6.41cm"><text:p text:style-name="P6"><text:span text:style-name="T7">Corpo.js</text:span></text:p><draw:enhanced-geometry svg:viewBox="0 0 21600 21600" draw:type="rectangle" draw:enhanced-path="M 0 0 L 21600 0 21600 21600 0 21600 0 0 Z N"/></draw:custom-shape><draw:custom-shape text:anchor-type="paragraph" draw:z-index="3" draw:name="Forma1" draw:style-name="gr2" draw:text-style-name="P7" svg:width="3.89cm" svg:height="1.773cm" svg:x="12.781cm" svg:y="6.41cm"><text:p text:style-name="P6"><text:span text:style-name="T7">Disciplina.js</text:span></text:p><draw:enhanced-geometry svg:viewBox="0 0 21600 21600" draw:type="rectangle" draw:enhanced-path="M 0 0 L 21600 0 21600 21600 0 21600 0 0 Z N"/></draw:custom-shape><draw:line text:anchor-type="paragraph" draw:z-index="4" draw:name="Forma2" draw:style-name="gr1" draw:text-style-name="P6" svg:x1="7.018cm" svg:y1="4.558cm" svg:x2="3.367cm" svg:y2="6.304cm"><text:p/></draw:line><draw:line text:anchor-type="paragraph" draw:z-index="5" draw:name="Forma2" draw:style-name="gr1" draw:text-style-name="P6" svg:x1="10.273cm" svg:y1="4.611cm" svg:x2="14.215cm" svg:y2="5.987cm"><text:p/></draw:line><draw:line text:anchor-type="paragraph" draw:z-index="6" draw:name="Forma2" draw:style-name="gr1" draw:text-style-name="P6" svg:x1="8.58cm" svg:y1="4.611cm" svg:x2="8.58cm" svg:y2="5.987cm"><text:p/></draw:line>Implemente a seguinte arquitetura de componentes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371382269" text:style-name="L1">
        <text:list-item>
          <text:p text:style-name="P3">App.js: <text:span text:style-name="T1">é o componente principal. Nele você irá importar os arquivos Cabecalho.js, Corpo.js e Disciplina. js.</text:span></text:p>
        </text:list-item>
        <text:list-item>
          <text:p text:style-name="P3">Cabecalho.js: <text:span text:style-name="T1">nesse componente, você terá de mostrar dois </text:span>props: <text:span text:style-name="T1">o nome do aluno e o curso do aluno. Note que esses parâmetros DEVEM ser passados pelo componente App.js, via </text:span>props. </text:p>
        </text:list-item>
        <text:list-item>
          <text:p text:style-name="P3">Corpo.js: <text:span text:style-name="T1">nesse componente, você deverá mostrar uma imagem do aluno. Veja o slide 29 da aula01. O caminho da imagem não precisa ser passada como um props. Crie uma variável dentro de Corpo.js com o caminho.</text:span></text:p>
        </text:list-item>
        <text:list-item>
          <text:p text:style-name="P3">Disciplina.js: <text:span text:style-name="T1">nesse componente, você irá mostrar a disciplina que o aluno está matriculado. Note que você deverá mostrar apenas UMA disciplina por componente. O nome da disciplina deverá ser passado via </text:span>props<text:span text:style-name="T1"> pelo componente </text:span>App.js. <text:span text:style-name="T1">Sendo assim, se o aluno estiver matricula em, digamos, três disciplinas, você deverá REPETIR a chamada do componente Disciplina.js </text:span><text:span text:style-name="T2">três vezes</text:span><text:span text:style-name="T1"> (veja slide 32, da aula01).</text:span></text:p>
        </text:list-item>
      </text:list>
      <text:p text:style-name="P4"/>
      <text:p text:style-name="P4"/>
      <text:p text:style-name="P1">ATENÇÃO: <text:span text:style-name="T3">Crie um projeto no GITHUB com o seu trabalho. Copie e cole o link do GITHUB em um arquivo TXT e submeta ao SIPPA (A01 em avaliações) até o dia 06/12. Ao usar o GITHUB, submeta o seu trabalho usando os comandos commit e push da ferramenta GIT. As dicas estão nos slides da aula 01 (conceitos básicos).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efferson de Carvalho Silva</meta:initial-creator>
    <meta:creation-date>2019-08-13T08:03:59.628459678</meta:creation-date>
    <dc:date>2020-11-30T13:00:20.857000000</dc:date>
    <meta:editing-duration>PT17M6S</meta:editing-duration>
    <meta:editing-cycles>4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8" meta:word-count="216" meta:character-count="1287" meta:non-whitespace-character-count="1079"/>
  </office:meta>
</office:document-meta>
</file>